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7DAEB80560.png"/>
  <manifest:file-entry manifest:media-type="image/jpeg" manifest:full-path="Pictures/10000000000000FA0000007D59CFF33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master-page-name="Footnote">
      <style:paragraph-properties fo:text-align="center" style:justify-single-word="false" style:page-number="auto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4pt" style:font-size-complex="14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  <style:text-properties style:font-name="Arial" fo:font-size="14pt" style:font-size-asian="12.25pt" style:font-size-complex="14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Arial" fo:font-size="16pt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Arial" fo:font-size="16pt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6pt" style:text-underline-style="none" style:font-size-asian="16pt" style:font-size-complex="16pt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 style:list-style-name="L1">
      <style:paragraph-properties fo:text-align="start" style:justify-single-word="false">
        <style:tab-stops>
          <style:tab-stop style:position="14.226cm"/>
        </style:tab-stops>
      </style:paragraph-properties>
    </style:style>
    <style:style style:name="P27" style:family="paragraph" style:parent-style-name="Standard" style:list-style-name="L2">
      <style:paragraph-properties fo:text-align="start" style:justify-single-word="false"/>
    </style:style>
    <style:style style:name="P28" style:family="paragraph" style:parent-style-name="Standard" style:list-style-name="L2"/>
    <style:style style:name="P29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4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fo:font-size="14pt" style:font-size-asian="12.25pt" style:font-size-complex="14pt"/>
    </style:style>
    <style:style style:name="P32" style:family="paragraph" style:parent-style-name="Standard">
      <style:paragraph-properties fo:margin-left="0.032cm" fo:margin-right="0cm" fo:text-align="start" style:justify-single-word="false" fo:text-indent="-0.062cm" style:auto-text-indent="false">
        <style:tab-stops/>
      </style:paragraph-properties>
      <style:text-properties style:font-name="Arial" fo:font-size="16pt" style:font-size-asian="14pt" style:font-size-complex="16pt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34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P3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style:font-name="Arial" fo:font-size="14pt" style:font-size-asian="12.25pt" style:font-size-complex="14pt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style:text-underline-style="none" style:font-size-asian="12.25pt" style:font-size-complex="14pt"/>
    </style:style>
    <style:style style:name="T6" style:family="text">
      <style:text-properties style:font-name="Arial" fo:font-size="14pt" style:text-underline-style="none" style:font-size-asian="14pt" style:font-size-complex="14pt"/>
    </style:style>
    <style:style style:name="T7" style:family="text">
      <style:text-properties style:font-name="Arial" fo:font-size="16pt" style:font-size-asian="16pt" style:font-size-complex="16pt"/>
    </style:style>
    <style:style style:name="T8" style:family="text"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style:font-name="Arial" fo:font-size="16pt" style:text-underline-style="none" style:font-size-asian="16pt" style:font-size-complex="16pt"/>
    </style:style>
    <style:style style:name="T10" style:family="text">
      <style:text-properties style:font-name="Arial" fo:font-size="13pt" style:font-size-asian="13pt" style:font-size-complex="13pt"/>
    </style:style>
    <style:style style:name="T11" style:family="text">
      <style:text-properties style:font-name="Arial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variant="normal" fo:text-transform="none" fo:color="#000000" style:font-name="Arial" fo:letter-spacing="normal" fo:font-style="normal" fo:font-weight="normal"/>
    </style:style>
    <style:style style:name="T14" style:family="text">
      <style:text-properties fo:font-variant="normal" fo:text-transform="none" fo:color="#000000" style:font-name="Arial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666600" style:font-name="Arial" fo:letter-spacing="normal" fo:font-style="normal" fo:font-weight="normal"/>
    </style:style>
    <style:style style:name="T16" style:family="text">
      <style:text-properties fo:font-variant="normal" fo:text-transform="none" fo:color="#00a33f" style:font-name="Arial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/>
      <text:p text:style-name="P7"/>
      <text:p text:style-name="P7">Dokumentation</text:p>
      <text:p text:style-name="P7">zur Projektarbeit in Datenbanken und Programmieren</text:p>
      <text:p text:style-name="P6"/>
      <text:p text:style-name="P6"/>
      <text:p text:style-name="P1"/>
      <text:p text:style-name="P1">A<text:span text:style-name="T12">ufgabe ist die Erstellung einer Anwendung mit Datenbankfunktionalität</text:span></text:p>
      <text:p text:style-name="P8"/>
      <text:p text:style-name="P8"/>
      <text:p text:style-name="P8"/>
      <text:p text:style-name="P8">Thema der Projektarbeit:<text:tab/>PMS - <text:s/>Perl Messaging System</text:p>
      <text:p text:style-name="P8">ein Chat Program mit Server, Webclient und Administrationsinterface</text:p>
      <text:p text:style-name="P8"/>
      <text:p text:style-name="P8"><text:tab/><text:tab/><text:tab/><text:tab/><text:tab/><text:tab/></text:p>
      <text:p text:style-name="P8"><text:tab/><text:tab/></text:p>
      <text:p text:style-name="P8">Klasse ITT7/8 </text:p>
      <text:p text:style-name="P8">Schuljahr 2011/2012</text:p>
      <text:p text:style-name="P8"/>
      <text:p text:style-name="P8"/>
      <text:p text:style-name="P8"/>
      <text:p text:style-name="P8"/>
      <text:p text:style-name="P8">Lukas Michalski</text:p>
      <text:p text:style-name="P8">Thorsten Schwalb</text:p>
      <text:p text:style-name="P8">Benjamin Zell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1">Inhaltsverzeichnis</text:p>
      <text:p text:style-name="P12"/>
      <text:list xml:id="list41727126" text:style-name="L1">
        <text:list-header>
          <text:p text:style-name="P14">1. Projektbeschreibung...................................................................2</text:p>
          <text:p text:style-name="P14"/>
          <text:p text:style-name="P18">2. .Programmstruktur.......................................................................3</text:p>
          <text:p text:style-name="P18"/>
          <text:p text:style-name="P26"><text:span text:style-name="T3">3. Vorraussetzungen........................................................................</text:span><text:span text:style-name="T10">4</text:span></text:p>
        </text:list-header>
      </text:list>
      <text:p text:style-name="P17"/>
      <text:list xml:id="list42565270" text:continue-numbering="true" text:style-name="L1">
        <text:list-header>
          <text:p text:style-name="P18">4.......................................................................................................5</text:p>
          <text:p text:style-name="P18"/>
          <text:p text:style-name="P18">5. Datenbankstruktur........................................................................6</text:p>
          <text:p text:style-name="P18"/>
        </text:list-header>
      </text:list>
      <text:p text:style-name="P5"><text:tab/>6. Probleme.......................................................................................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1. Projektbeschreibung</text:p>
      <text:p text:style-name="P12"><text:tab/></text:p>
      <text:p text:style-name="P2">1.1 Aufgabenstellung</text:p>
      <text:p text:style-name="P11"/>
      <text:p text:style-name="P4">Es soll eine Chatanwendung erstellt werden, mit deren Hilfe es möglich sein soll <text:s/>sich übers Internet per Texteingabe an der Tastatur zu unterhalten. Dabei werden ein Server, ein Client und ein Administrationsinterface benötigt.</text:p>
      <text:p text:style-name="P4"/>
      <text:p text:style-name="P3"/>
      <text:p text:style-name="P3">1.2 Hauptziele</text:p>
      <text:p text:style-name="P3"/>
      <text:p text:style-name="P4"><text:s/>- Funktionierende Kommunikation zwischen Server und Webclient.</text:p>
      <text:p text:style-name="P4"/>
      <text:p text:style-name="P4"><text:s/>- Erstellung von neuen Channels durch die Chatuser</text:p>
      <text:p text:style-name="P4"/>
      <text:p text:style-name="P4"><text:s/>- Verwaltung der Nutzer (Anlegen <text:s/>und löschen von neuen Nutzern, <text:tab/>vergeben</text:p>
      <text:p text:style-name="P4"><text:s text:c="3"/>und entziehen von Rechten )</text:p>
      <text:p text:style-name="P4"/>
      <text:p text:style-name="P4"><text:s/>- Anzeigen des Chatlogs(Backlog)</text:p>
      <text:p text:style-name="P4"/>
      <text:p text:style-name="P3">1.3 mögliche Erweiterungen</text:p>
      <text:p text:style-name="P3"/>
      <text:p text:style-name="P3"><text:s/><text:span text:style-name="T2">- private Chats</text:span></text:p>
      <text:p text:style-name="P5"/>
      <text:p text:style-name="P5"><text:s/>- erweitertes Rechtemanagement</text:p>
      <text:p text:style-name="P5"><text:s/></text:p>
      <text:p text:style-name="P5"><text:s/>- Dateiübertragungen zwischen Clients</text:p>
      <text:p text:style-name="P5"><text:s/></text:p>
      <text:p text:style-name="P5"><text:s/>- Videochat </text:p>
      <text:p text:style-name="P4"/>
      <text:p text:style-name="P4"/>
      <text:p text:style-name="P3"><text:tab/></text:p>
      <text:p text:style-name="P3"><text:tab/></text:p>
      <text:p text:style-name="P3"><text:soft-page-break/>2.Programmstruktur</text:p>
      <text:p text:style-name="P3"/>
      <text:p text:style-name="P4">2.1 Server</text:p>
      <text:p text:style-name="P4"><text:s/><text:tab/>Der Server ist geschrieben in Perl und durch Plugins erweiterbar. Die</text:p>
      <text:p text:style-name="P4"><text:tab/>Kommunikation ist Event basiert. Für die Messages zwischen Server</text:p>
      <text:p text:style-name="P4"><text:tab/>und Webclient werden Websockets und das Protokoll Netstring be-</text:p>
      <text:p text:style-name="P30"><text:span text:style-name="T11"><text:tab/>nutzt. Die Dokumentation zu Netstring lässt sich unter:</text:span></text:p>
      <text:p text:style-name="P29"><text:span text:style-name="T13"><text:tab/>http</text:span><text:span text:style-name="T15">:/</text:span><text:span text:style-name="T16">/cr.yp.to/</text:span><text:span text:style-name="T13">proto</text:span><text:span text:style-name="T15">/</text:span><text:span text:style-name="T13">netstrings</text:span><text:span text:style-name="T15">.</text:span><text:span text:style-name="T13">txt</text:span></text:p>
      <text:p text:style-name="P30"><text:span text:style-name="T14"><text:tab/>einsehen.</text:span></text:p>
      <text:p text:style-name="P4"/>
      <text:p text:style-name="P4"><text:tab/></text:p>
      <text:p text:style-name="P4"><text:tab/>Die Hauptaplikation ist Application.pm die folgende selbstgeschriebene</text:p>
      <text:p text:style-name="P4"><text:tab/>Module enthält:</text:p>
      <text:p text:style-name="P4"><text:tab/></text:p>
      <text:p text:style-name="P9"><text:span text:style-name="T4"><text:s text:c="8"/></text:span><text:span text:style-name="T8">Core :</text:span></text:p>
      <text:p text:style-name="P4"/>
      <text:list xml:id="list41712933" text:style-name="L2">
        <text:list-item>
          <text:p text:style-name="P15"><text:s/>Object.pm<text:tab/><text:tab/> - Dieses Modul implentiert die Basisklasse für al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5"><text:s/>Objekte im PMS die Signale oder Events senden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Connection.pm <text:tab/>- Implementierung der Verbindung<text:tab/>en</text:p>
        </text:list-item>
        <text:list-item>
          <text:p text:style-name="P15">ConnectionProvider.pm<text:tab/>- Implementierung der Serververbindungen</text:p>
        </text:list-item>
        <text:list-item>
          <text:p text:style-name="P15">Channel.pm <text:s text:c="7"/><text:tab/><text:tab/>- Implementierung der Channels</text:p>
          <text:p text:style-name="P15"/>
        </text:list-item>
      </text:list>
      <text:p text:style-name="P9"><text:span text:style-name="T4"><text:tab/></text:span><text:span text:style-name="T8">Events:</text:span></text:p>
      <text:p text:style-name="P2"/>
      <text:list xml:id="list42577991" text:continue-numbering="true" text:style-name="L2">
        <text:list-item>
          <text:p text:style-name="P19">Channel.pm <text:tab/><text:tab/><text:tab/>- Die Channelevents (Erstellen und schließe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"><text:s/>des <text:s/>Channels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Command.pm<text:tab/><text:tab/><text:tab/>- Usercommand (Nutzer gibt ein Kommando im</text:p>
        </text:list-item>
      </text:list>
      <text:p text:style-name="P5"><text:tab/><text:tab/><text:tab/><text:tab/><text:tab/> <text:tab/> <text:s/>Chat ein)</text:p>
      <text:list xml:id="list42583625" text:continue-numbering="true" text:style-name="L2">
        <text:list-item>
          <text:p text:style-name="P27"><text:span text:style-name="T3">Connect.pm<text:tab/><text:tab/><text:tab/>- Userconnect</text:span></text:p>
        </text:list-item>
        <text:list-item>
          <text:p text:style-name="P19">Disconnect.pm<text:tab/><text:tab/><text:tab/>- User disconnect </text:p>
        </text:list-item>
        <text:list-item>
          <text:p text:style-name="P19">Event.pm<text:tab/><text:tab/><text:tab/><text:tab/>- Basisklasse für Events </text:p>
        </text:list-item>
        <text:list-item>
          <text:p text:style-name="P19">Join.pm<text:tab/><text:tab/><text:tab/><text:tab/>- Channeljoin (User betritt bestimmten Kanal) </text:p>
        </text:list-item>
        <text:list-item>
          <text:p text:style-name="P19">Leave.pm<text:tab/><text:tab/><text:tab/>- Channelleave (User verlässt Channel) </text:p>
        </text:list-item>
        <text:list-item>
          <text:p text:style-name="P19">Message.pm <text:tab/><text:tab/><text:tab/>- Channelmessage </text:p>
        </text:list-item>
        <text:list-item>
          <text:p text:style-name="P19"><text:soft-page-break/>NickChange.pm<text:tab/><text:tab/>- Ändern des Nickname </text:p>
        </text:list-item>
        <text:list-item>
          <text:p text:style-name="P27"><text:span text:style-name="T3">Topic.pm <text:tab/><text:tab/><text:tab/><text:tab/>- Änderung des Topics</text:span><text:span text:style-name="T7"><text:tab/></text:span></text:p>
        </text:list-item>
      </text:list>
      <text:p text:style-name="P9"><text:span text:style-name="T5"/></text:p>
      <text:p text:style-name="P9"><text:span text:style-name="T5"><text:tab/></text:span></text:p>
      <text:list xml:id="list42584780" text:continue-numbering="true" text:style-name="L2">
        <text:list-item>
          <text:p text:style-name="P28"><text:span text:style-name="T6">Parser.pm<text:tab/><text:tab/><text:tab/>- parst die Eingaben</text:span><text:span text:style-name="T9"><text:tab/></text:span></text:p>
        </text:list-item>
        <text:list-item>
          <text:p text:style-name="P19">Messages.pm <text:tab/><text:tab/><text:tab/>- <text:s/></text:p>
        </text:list-item>
        <text:list-item>
          <text:p text:style-name="P19">Connection.pm<text:tab/><text:tab/><text:tab/>- <text:s/></text:p>
        </text:list-item>
        <text:list-item>
          <text:p text:style-name="P19">ConnectionProvider.pm <text:tab/>- <text:s/></text:p>
        </text:list-item>
        <text:list-item>
          <text:p text:style-name="P19">Channel.pm </text:p>
        </text:list-item>
      </text:list>
      <text:p text:style-name="P24"/>
      <text:p text:style-name="P9"/>
      <text:p text:style-name="P5"/>
      <text:p text:style-name="P5"><text:tab/></text:p>
      <text:p text:style-name="P5"/>
      <text:p text:style-name="P5"><text:tab/></text:p>
      <text:p text:style-name="P5"><text:tab/></text:p>
      <text:p text:style-name="P9"/>
      <text:p text:style-name="P9"/>
      <text:p text:style-name="P5"/>
      <text:p text:style-name="P5"/>
      <text:p text:style-name="P5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4.Vorraussetzungen</text:p>
      <text:p text:style-name="P2"/>
      <text:p text:style-name="P2"><text:tab/><text:span text:style-name="T1">- Html 5 fähiger Browser</text:span></text:p>
      <text:p text:style-name="P5"/>
      <text:p text:style-name="P1"/>
      <text:p text:style-name="P1"/>
      <text:p text:style-name="P1"/>
      <text:list xml:id="list41721842" text:style-name="L5">
        <text:list-header>
          <text:p text:style-name="P21"/>
        </text:list-header>
      </text:list>
      <text:p text:style-name="P3"/>
      <text:p text:style-name="P32"/>
      <text:list xml:id="list41713350" text:style-name="L6">
        <text:list-header>
          <text:p text:style-name="P23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6.Aufgetretene Probleme</text:p>
      <text:p text:style-name="P2"/>
      <text:p text:style-name="P2"><text:tab/>6.1<text:tab/>Probleme durch fehlendes Autocommit nach Abschluss einer</text:p>
      <text:p text:style-name="P2"><text:tab/><text:tab/>Aktion in der Datenbank.</text:p>
      <text:p text:style-name="P2"><text:tab/><text:tab/>Hier wurden die Werte nicht in die Datenbank übernommen</text:p>
      <text:p text:style-name="P2"><text:tab/><text:tab/>obwohl keine Fehlermeldung auftratund <text:s/>die ID hochgezählt </text:p>
      <text:p text:style-name="P2"><text:tab/><text:tab/>wurde. Nach längerem suchen wurde dann bemerkt das </text:p>
      <text:p text:style-name="P2"><text:tab/><text:tab/>im Code ein Commit oder die Einstellung Autocommit 1</text:p>
      <text:p text:style-name="P2"><text:tab/><text:tab/>fehlte.</text:p>
      <text:p text:style-name="P2"><text:tab/><text:tab/> </text:p>
      <text:p text:style-name="P2"><text:tab/><text:tab/></text:p>
      <text:p text:style-name="P2"/>
      <text:p text:style-name="P2"><text:tab/>6.2 <text:s/></text:p>
      <text:p text:style-name="P2"/>
      <text:p text:style-name="P2"><text:span text:style-name="T1"/></text:p>
      <text:p text:style-name="P4"><text:tab/>- 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 xlink:href="Pictures/10000201000000FA0000007DAEB80560.png" xlink:type="simple" xlink:actuate="onLoad" style:position="center right" style:repeat="no-repeat"/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9pt" style:text-underline-style="none" style:font-size-asian="19pt" style:font-size-complex="19pt"/>
    </style:style>
    <style:style style:name="MP3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font-name="Arial" fo:font-size="18pt" style:text-underline-style="none" style:font-size-asian="18pt" style:font-size-complex="1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1.499cm">
        <style:background-image/>
        <style:columns fo:column-count="1" fo:column-gap="0cm"/>
        <style:footnote-sep style:width="0.018cm" style:distance-before-sep="0.101cm" style:distance-after-sep="0.101cm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adjustment="center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  <style:master-page style:name="Footnote" style:page-layout-name="Mpm2">
      <style:header>
        <text:p text:style-name="MP1"><draw:frame draw:style-name="Mfr1" draw:name="Grafik1" text:anchor-type="paragraph" svg:x="13.538cm" svg:y="0.116cm" svg:width="4.288cm" svg:height="1.605cm" draw:z-index="6"><draw:image xlink:href="Pictures/10000000000000FA0000007D59CFF336.jpg" xlink:type="simple" xlink:show="embed" xlink:actuate="onLoad"/></draw:frame><text:tab/></text:p>
        <text:p text:style-name="MP1"/>
        <text:p text:style-name="MP1"/>
        <text:p text:style-name="MP1"/>
        <text:p text:style-name="MP2">Projektdokumentation <text:s/>PMS - Perl Messaging System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6T20:09:28.31</meta:creation-date>
    <dc:date>2012-04-20T22:43:42.54</dc:date>
    <meta:editing-duration>PT4H31M34S</meta:editing-duration>
    <meta:editing-cycles>8</meta:editing-cycles>
    <meta:generator>LibreOffice/3.3$Win32 LibreOffice_project/330m19$Build-202</meta:generator>
    <meta:document-statistic meta:table-count="0" meta:image-count="1" meta:object-count="0" meta:page-count="7" meta:paragraph-count="95" meta:word-count="381" meta:character-count="3347"/>
  </office:meta>
</office:document-meta>
</file>